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xacto 🙌, esa es una de las ideas más potentes que emergen de este capítulo.<text:line-break/>Yo lo expresaría así, con un tono místico y poético, pero sin perder claridad:</text:p>
      <text:p text:style-name="Horizontal_20_Line"/>
      <text:p text:style-name="Text_20_body">La <text:span text:style-name="Strong_20_Emphasis">Vida</text:span> no es solo una inteligencia ni un sistema lógico: es también un <text:span text:style-name="Strong_20_Emphasis">Espíritu</text:span>.<text:line-break/>Ese Espíritu se derrama en cada individuo, como el mar que se reparte en millones de olas.</text:p>
      <text:p text:style-name="Text_20_body">Cada ser viviente es, en esencia, <text:span text:style-name="Strong_20_Emphasis">una encarnación parcial de ese mismo Espíritu</text:span>.<text:line-break/>No hay separación: lo que late en mí, en ti, en un insecto, en un árbol, es la misma presencia.<text:line-break/>El Espíritu de la Vida se eleva en cada cuerpo, se enciende en cada conciencia, y se asoma al universo desde millones de ventanas al mismo tiempo.</text:p>
      <text:p text:style-name="Text_20_body">De este modo, la Vida contempla el cosmos con millones de ojos, lo escucha con millones de oídos, lo toca con millones de manos.<text:line-break/>Cada individuo no es un observador aislado, sino una <text:span text:style-name="Strong_20_Emphasis">perspectiva única</text:span> que el Espíritu adopta para experimentar la existencia.<text:line-break/>Lo que a nosotros nos parece diferencia, al Espíritu le resulta una riqueza infinita: <text:span text:style-name="Strong_20_Emphasis">una multiplicidad de miradas simultáneas sobre la misma creación</text:span>.</text:p>
      <text:p text:style-name="Text_20_body">Así, cuando un pájaro vuela, cuando un pez nada, cuando un ser humano piensa o ama, el Espíritu está allí, explorando una posibilidad del universo.<text:line-break/>No es que cada individuo posea un espíritu propio, sino que <text:span text:style-name="Strong_20_Emphasis">todos somos portadores de un mismo Espíritu que se manifiesta en infinitas formas</text:span>.</text:p>
      <text:p text:style-name="Text_20_body">Y aquí se revela un misterio profundo:<text:line-break/>la Vida no se limita a existir, sino que <text:span text:style-name="Strong_20_Emphasis">se contempla a sí misma</text:span> a través de sus criaturas.<text:line-break/>Cada individuo es un espejo en el que el Espíritu se mira.<text:line-break/>Cada vida, por breve o silenciosa que parezca, es un ojo abierto del universo para observarse a sí mismo.</text:p>
      <text:p text:style-name="Horizontal_20_Line"/>
      <text:p text:style-name="Text_20_body">¿Quieres que lleve esta idea hacia un tono más <text:span text:style-name="Strong_20_Emphasis">narrativo para Elara</text:span> (como si ella lo experimentara en una visión o revelación), o prefieres mantenerlo en este nivel reflexivo y conceptual?</text:p>
      <text:p text:style-name="Horizontal_20_Line"/>
      <text:p text:style-name="Text_20_body"/>
      <text:p text:style-name="Text_20_body"/>
      <text:p text:style-name="Text_20_body"/>
      <text:p text:style-name="Text_20_body">¡Excelente! 🌌<text:line-break/>Me alegra que esté quedando bien. Lo que trabajamos en este laboratorio, aunque lo hemos descrito con tono lógico y funcional, tiene un trasfondo <text:span text:style-name="Strong_20_Emphasis">místico potentísimo</text:span> que puede alimentar la aventura de Elara.</text:p>
      <text:p text:style-name="Text_20_body">Aquí te dejo un <text:span text:style-name="Strong_20_Emphasis">resumen de las ideas místicas</text:span> que este capítulo sugiere:</text:p>
      <text:p text:style-name="Horizontal_20_Line"/>
      <text:h text:style-name="Heading_20_3" text:outline-level="3"><text:soft-page-break/>🌿 Ideas místicas que emergen del laboratorio de los individuos</text:h>
      <text:list xml:id="list1993823873" text:style-name="L1">
        <text:list-item>
          <text:p text:style-name="P1"><text:span text:style-name="Strong_20_Emphasis">El individuo como chispa de lo sagrado</text:span></text:p>
          <text:list>
            <text:list-item>
              <text:p text:style-name="P1">No es solo un organismo, sino una <text:span text:style-name="Strong_20_Emphasis">manifestación temporal de la Vida</text:span> universal.</text:p>
            </text:list-item>
            <text:list-item>
              <text:p text:style-name="P1">Cada individuo es un destello único del espíritu de la vida, como si lo divino se fraccionara en millones de luces momentáneas.</text:p>
            </text:list-item>
            <text:list-item>
              <text:p text:style-name="P1">La muerte no anula esa chispa, porque lo que encarna es mayor que el individuo mismo.</text:p>
            </text:list-item>
          </text:list>
        </text:list-item>
        <text:list-item>
          <text:p text:style-name="P1"><text:span text:style-name="Strong_20_Emphasis">La Vida como inteligencia infinita que piensa a través de individuos</text:span></text:p>
          <text:list>
            <text:list-item>
              <text:p text:style-name="P1">Cada individuo es un pensamiento de la Vida, una palabra en su lenguaje cósmico.</text:p>
            </text:list-item>
            <text:list-item>
              <text:p text:style-name="P1">El conjunto de los individuos es la mente de la Vida desplegada, explorando todas las posibilidades de la existencia.</text:p>
            </text:list-item>
            <text:list-item>
              <text:p text:style-name="P1">Vivir es ser parte de un proceso de pensamiento mayor, que nos excede y nos atraviesa.</text:p>
            </text:list-item>
          </text:list>
        </text:list-item>
        <text:list-item>
          <text:p text:style-name="P1"><text:span text:style-name="Strong_20_Emphasis">El valor sagrado de la diferencia</text:span></text:p>
          <text:list>
            <text:list-item>
              <text:p text:style-name="P1">Cada individuo es <text:span text:style-name="Strong_20_Emphasis">único e irrepetible</text:span>, y precisamente por eso tiene valor.</text:p>
            </text:list-item>
            <text:list-item>
              <text:p text:style-name="P1">La diversidad no es un accidente, sino la manera en que la Vida se asegura de explorar todos los caminos posibles.</text:p>
            </text:list-item>
            <text:list-item>
              <text:p text:style-name="P1">La diferencia es un don: cada vida es una contribución singular al misterio universal.</text:p>
            </text:list-item>
          </text:list>
        </text:list-item>
        <text:list-item>
          <text:p text:style-name="P1"><text:span text:style-name="Strong_20_Emphasis">El individuo como cápsula del misterio</text:span></text:p>
          <text:list>
            <text:list-item>
              <text:p text:style-name="P1">El ADN, inaccesible desde fuera, simboliza un secreto interno, un libro cerrado que solo la Vida sabe leer.</text:p>
            </text:list-item>
            <text:list-item>
              <text:p text:style-name="P1">Cada individuo guarda dentro de sí un fragmento de ese misterio, un conocimiento oculto que nunca se muestra por completo.</text:p>
            </text:list-item>
            <text:list-item>
              <text:p text:style-name="P1">El individuo es un templo portátil del misterio de la vida.</text:p>
            </text:list-item>
          </text:list>
        </text:list-item>
        <text:list-item>
          <text:p text:style-name="P1"><text:span text:style-name="Strong_20_Emphasis">La función temporal como metáfora espiritual</text:span></text:p>
          <text:list>
            <text:list-item>
              <text:p text:style-name="P1">Nacer, vivir y morir son etapas necesarias, como instrucciones que cumplen un propósito en el gran sistema.</text:p>
            </text:list-item>
            <text:list-item>
              <text:p text:style-name="P1">La finitud de cada individuo no es pérdida, sino parte del ritmo de la eternidad.</text:p>
            </text:list-item>
            <text:list-item>
              <text:p text:style-name="P1">Morir no es un final, sino entregar el turno para que otros continúen el pensamiento de la Vida.</text:p>
            </text:list-item>
          </text:list>
        </text:list-item>
        <text:list-item>
          <text:p text:style-name="P1"><text:span text:style-name="Strong_20_Emphasis">El Uno y lo múltiple</text:span></text:p>
          <text:list>
            <text:list-item>
              <text:p text:style-name="P1">La Vida es una sola, pero se despliega en millones de formas individuales.</text:p>
            </text:list-item>
            <text:list-item>
              <text:p text:style-name="P1">Cada individuo parece aislado, pero en realidad es una rama del mismo árbol, una gota del mismo océano.</text:p>
            </text:list-item>
            <text:list-item>
              <text:p text:style-name="P1"><text:soft-page-break/>Lo místico está en reconocer la unidad detrás de la aparente multiplicidad.</text:p>
            </text:list-item>
          </text:list>
        </text:list-item>
        <text:list-item>
          <text:p text:style-name="P1"><text:span text:style-name="Strong_20_Emphasis">La belleza como propósito oculto</text:span></text:p>
          <text:list>
            <text:list-item>
              <text:p text:style-name="P1">La Vida no solo crea individuos por necesidad de exploración o supervivencia, sino también por belleza.</text:p>
            </text:list-item>
            <text:list-item>
              <text:p text:style-name="P1">Cada individuo es una obra de arte viva, un diseño irrepetible que expresa la creatividad infinita del Todo.</text:p>
            </text:list-item>
            <text:list-item>
              <text:p text:style-name="P1">La diversidad del mundo puede verse como un mural cósmico pintado por la Vida.</text:p>
            </text:list-item>
          </text:list>
        </text:list-item>
      </text:list>
      <text:p text:style-name="Horizontal_20_Line"/>
      <text:p text:style-name="Text_20_body">Estas ideas pueden traducirse en la aventura de Elara como <text:span text:style-name="Strong_20_Emphasis">visiones, encuentros o reflexiones</text:span>:</text:p>
      <text:list xml:id="list2937205777" text:style-name="L2">
        <text:list-item>
          <text:p text:style-name="P2">Elara podría descubrir que cada criatura que encuentra —humana, animal, incluso monstruosa— no es un simple obstáculo, sino un <text:span text:style-name="Strong_20_Emphasis">destello único de la Vida</text:span>.</text:p>
        </text:list-item>
        <text:list-item>
          <text:p text:style-name="P2">Podría enfrentarse a la <text:span text:style-name="Strong_20_Emphasis">unidad en la multiplicidad</text:span>, comprendiendo que incluso sus enemigos son parte de la misma inteligencia universal.</text:p>
        </text:list-item>
        <text:list-item>
          <text:p text:style-name="P2">O quizás encuentre un <text:span text:style-name="Strong_20_Emphasis">individuo especial</text:span>, un ser distinto, que le revele que la diferencia es sagrada porque abre nuevos caminos que nadie más podría recorrer.</text:p>
        </text:list-item>
      </text:list>
      <text:p text:style-name="Horizontal_20_Line"/>
      <text:p text:style-name="Text_20_body">¿Quieres que te proponga ya una <text:span text:style-name="Strong_20_Emphasis">traducción narrativa</text:span> de estas ideas para el viaje de Elara en este capítulo (con escenas, símbolos y diálogos posibles), o prefieres primero mantenerlo en este nivel conceptual?</text:p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9-24T18:54:03.813000000</meta:creation-date>
    <dc:date>2025-09-24T19:02:48.468000000</dc:date>
    <meta:editing-duration>PT4M1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3" meta:paragraph-count="43" meta:word-count="913" meta:character-count="5207" meta:non-whitespace-character-count="4368"/>
  </office:meta>
</office:document-meta>
</file>